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'a</text:p>
          </table:table-cell>
          <table:table-cell office:value-type="float" office:value="0.108641089996414" calcext:value-type="float">
            <text:p>0.108641089996414</text:p>
          </table:table-cell>
        </table:table-row>
        <table:table-row table:style-name="ro1">
          <table:table-cell office:value-type="string" calcext:value-type="string">
            <text:p>'i</text:p>
          </table:table-cell>
          <table:table-cell office:value-type="float" office:value="0.0652563642882754" calcext:value-type="float">
            <text:p>0.065256364288275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float" office:value="0.0548583721764073" calcext:value-type="float">
            <text:p>0.054858372176407</text:p>
          </table:table-cell>
        </table:table-row>
        <table:table-row table:style-name="ro1">
          <table:table-cell office:value-type="string" calcext:value-type="string">
            <text:p>'e</text:p>
          </table:table-cell>
          <table:table-cell office:value-type="float" office:value="0.0541412692721406" calcext:value-type="float">
            <text:p>0.054141269272141</text:p>
          </table:table-cell>
        </table:table-row>
        <table:table-row table:style-name="ro1">
          <table:table-cell office:value-type="string" calcext:value-type="string">
            <text:p>'u</text:p>
          </table:table-cell>
          <table:table-cell office:value-type="float" office:value="0.0458945858730728" calcext:value-type="float">
            <text:p>0.045894585873073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0.0390821082825386" calcext:value-type="float">
            <text:p>0.039082108282539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0390821082825386" calcext:value-type="float">
            <text:p>0.039082108282539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.0333452850484044" calcext:value-type="float">
            <text:p>0.03334528504840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0.0315525277877375" calcext:value-type="float">
            <text:p>0.031552527787738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0.0315525277877375" calcext:value-type="float">
            <text:p>0.03155252778773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0.0311939763356042" calcext:value-type="float">
            <text:p>0.031193976335604</text:p>
          </table:table-cell>
        </table:table-row>
        <table:table-row table:style-name="ro1">
          <table:table-cell office:value-type="string" calcext:value-type="string">
            <text:p>'o</text:p>
          </table:table-cell>
          <table:table-cell office:value-type="float" office:value="0.030118321979204" calcext:value-type="float">
            <text:p>0.030118321979204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0290426676228039" calcext:value-type="float">
            <text:p>0.029042667622804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0.0268913589100036" calcext:value-type="float">
            <text:p>0.026891358910004</text:p>
          </table:table-cell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0.0243814987450699" calcext:value-type="float">
            <text:p>0.02438149874507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float" office:value="0.0243814987450699" calcext:value-type="float">
            <text:p>0.02438149874507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0218716385801362" calcext:value-type="float">
            <text:p>0.021871638580136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0.0207959842237361" calcext:value-type="float">
            <text:p>0.020795984223736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0.0193617784152026" calcext:value-type="float">
            <text:p>0.019361778415203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0193617784152026" calcext:value-type="float">
            <text:p>0.01936177841520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0186446755109358" calcext:value-type="float">
            <text:p>0.01864467551093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0.0175690211545357" calcext:value-type="float">
            <text:p>0.017569021154536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0.0172104697024023" calcext:value-type="float">
            <text:p>0.017210469702402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0.0157762638938688" calcext:value-type="float">
            <text:p>0.015776263893869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0.0154177124417354" calcext:value-type="float">
            <text:p>0.015417712441735</text:p>
          </table:table-cell>
        </table:table-row>
        <table:table-row table:style-name="ro1">
          <table:table-cell office:value-type="string" calcext:value-type="string">
            <text:p>ku</text:p>
          </table:table-cell>
          <table:table-cell office:value-type="float" office:value="0.015059160989602" calcext:value-type="float">
            <text:p>0.015059160989602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0.015059160989602" calcext:value-type="float">
            <text:p>0.015059160989602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0.0139835066332019" calcext:value-type="float">
            <text:p>0.013983506633202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0.0136249551810685" calcext:value-type="float">
            <text:p>0.013624955181069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0.0136249551810685" calcext:value-type="float">
            <text:p>0.013624955181069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0136249551810685" calcext:value-type="float">
            <text:p>0.013624955181069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office:value-type="float" office:value="0.0118321979204016" calcext:value-type="float">
            <text:p>0.011832197920402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0.0118321979204016" calcext:value-type="float">
            <text:p>0.01183219792040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0.00681247759053424" calcext:value-type="float">
            <text:p>0.006812477590534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0.00645392613840086" calcext:value-type="float">
            <text:p>0.006453926138401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0.0057368232341341" calcext:value-type="float">
            <text:p>0.005736823234134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.00537827178200072" calcext:value-type="float">
            <text:p>0.005378271782001</text:p>
          </table:table-cell>
        </table:table-row>
        <table:table-row table:style-name="ro1">
          <table:table-cell office:value-type="string" calcext:value-type="string">
            <text:p>pe</text:p>
          </table:table-cell>
          <table:table-cell office:value-type="float" office:value="0.00501972032986734" calcext:value-type="float">
            <text:p>0.005019720329867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0.00466116887773396" calcext:value-type="float">
            <text:p>0.004661168877734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0.00430261742560058" calcext:value-type="float">
            <text:p>0.004302617425601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00394406597346719" calcext:value-type="float">
            <text:p>0.003944065973467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.00394406597346719" calcext:value-type="float">
            <text:p>0.003944065973467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0.00286841161706705" calcext:value-type="float">
            <text:p>0.002868411617067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0.00215130871280029" calcext:value-type="float">
            <text:p>0.0021513087128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0.00179275726066691" calcext:value-type="float">
            <text:p>0.001792757260667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.00143420580853352" calcext:value-type="float">
            <text:p>0.001434205808534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0.00107565435640014" calcext:value-type="float">
            <text:p>0.0010756543564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float" office:value="0.000358551452133381" calcext:value-type="float">
            <text:p>0.000358551452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6:25:26.885491555</meta:creation-date>
    <dc:date>2020-09-24T16:30:47.251635902</dc:date>
    <meta:editing-duration>PT5M21S</meta:editing-duration>
    <meta:editing-cycles>1</meta:editing-cycles>
    <meta:document-statistic meta:table-count="1" meta:cell-count="96" meta:object-count="0"/>
    <meta:generator>LibreOffice/6.4.6.2$Linux_X86_64 LibreOffice_project/40$Build-2</meta:generator>
  </office:meta>
</office:document-meta>
</file>